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42mm"/>
    </style:style>
    <style:style style:name="co3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6.32mm" fo:break-before="auto" style:use-optimal-row-height="false"/>
    </style:style>
    <style:style style:name="ro3" style:family="table-row">
      <style:table-row-properties style:row-height="23.69mm" fo:break-before="auto" style:use-optimal-row-height="true"/>
    </style:style>
    <style:style style:name="ro4" style:family="table-row">
      <style:table-row-properties style:row-height="31.0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7.64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7.1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vertical-align="middle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is-in-list(Languages)" table:allow-empty-cell="false" table:display-list="unsorted" table:base-cell-address="maker.B2">
          <table:error-message table:message-type="stop" table:display="true"/>
        </table:content-validation>
      </table:content-validations>
      <table:table table:name="maker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Hello World Code Maker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4" table:content-validation-name="val1" office:value-type="string" calcext:value-type="string">
            <text:p>C</text:p>
          </table:table-cell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5" table:formula="of:=INDEX(Codes;MATCH([.$B$2];Languages;0);0)" office:value-type="string" office:string-value="#include &lt;stdio.h&gt;&#10;&#10;main( )&#10;{&#10;  printf(&quot;hello, world\n&quot;);&#10;}" calcext:value-type="string">
            <text:p>#include &lt;stdio.h&gt;</text:p>
            <text:p/>
            <text:p>main( )</text:p>
            <text:p>{</text:p>
            <text:p>  printf("hello, world\n");</text:p>
            <text:p>}</text:p>
          </table:table-cell>
        </table:table-row>
      </table:table>
      <table:table table:name="codes" table:style-name="ta1" table:protected="true">
        <loext:table-protection loext:select-protected-cells="true" loext:select-unprotected-cells="true"/>
        <table:table-column table:style-name="co3" table:default-cell-style-name="Default"/>
        <table:table-column table:style-name="co1" table:default-cell-style-name="ce8"/>
        <table:table-column table:style-name="co2" table:default-cell-style-name="Default"/>
        <table:table-row table:style-name="ro1"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Code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5">
            <text:p>Programm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include &lt;stdio.h&gt;</text:p>
            <text:p/>
            <text:p>main( )</text:p>
            <text:p>{</text:p>
            <text:p>  printf("hello, world\n");</text:p>
            <text:p>}</text:p>
          </table:table-cell>
        </table:table-row>
        <table:table-row table:style-name="ro4">
          <table:covered-table-cell office:value-type="string" calcext:value-type="string">
            <text:p>Programming</text:p>
          </table:covered-table-cell>
          <table:table-cell office:value-type="string" calcext:value-type="string">
            <text:p>C++</text:p>
          </table:table-cell>
          <table:table-cell office:value-type="string" calcext:value-type="string">
            <text:p>#include &lt;iostream&gt;</text:p>
            <text:p/>
            <text:p>using namespace std;</text:p>
            <text:p/>
            <text:p>int main(){</text:p>
            <text:p>  cout &lt;&lt; "Hello world." &lt;&lt; endl;</text:p>
            <text:p>  return 0;</text:p>
            <text:p>}</text:p>
          </table:table-cell>
        </table:table-row>
        <table:table-row table:style-name="ro5">
          <table:covered-table-cell office:value-type="string" calcext:value-type="string">
            <text:p>Programming</text:p>
          </table:covered-table-cell>
          <table:table-cell office:value-type="string" calcext:value-type="string">
            <text:p>Rust</text:p>
          </table:table-cell>
          <table:table-cell office:value-type="string" calcext:value-type="string">
            <text:p>fn main() {</text:p>
            <text:p>    // 世界よ、こんにちは</text:p>
            <text:p>    Println!("Hello, world!");</text:p>
            <text:p>}</text:p>
          </table:table-cell>
        </table:table-row>
        <table:table-row table:style-name="ro6">
          <table:covered-table-cell office:value-type="string" calcext:value-type="string">
            <text:p>Programming</text:p>
          </table:covered-table-cell>
          <table:table-cell office:value-type="string" calcext:value-type="string">
            <text:p>C#</text:p>
          </table:table-cell>
          <table:table-cell office:value-type="string" calcext:value-type="string">
            <text:p>using System;</text:p>
            <text:p/>
            <text:p>public class Hello{</text:p>
            <text:p>  public static void Main(){</text:p>
            <text:p>    Console.WriteLine("hello world!");</text:p>
            <text:p>  }</text:p>
            <text:p>}</text:p>
          </table:table-cell>
        </table:table-row>
        <table:table-row table:style-name="ro7">
          <table:covered-table-cell office:value-type="string" calcext:value-type="string">
            <text:p>Programming</text:p>
          </table:covered-table-cell>
          <table:table-cell office:value-type="string" calcext:value-type="string">
            <text:p>Java</text:p>
          </table:table-cell>
          <table:table-cell office:value-type="string" calcext:value-type="string">
            <text:p>class HelloWorld {</text:p>
            <text:p> public static void main(String[] args) {</text:p>
            <text:p> System.out.println("Hello, world.");</text:p>
            <text:p> }</text:p>
            <text:p>}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rint("Hello world!")</text:p>
          </table:table-cell>
        </table:table-row>
        <table:table-row table:style-name="ro1">
          <table:covered-table-cell/>
          <table:table-cell office:value-type="string" calcext:value-type="string">
            <text:p>Ruby</text:p>
          </table:table-cell>
          <table:table-cell office:value-type="string" calcext:value-type="string">
            <text:p>print "Hello World"</text:p>
          </table:table-cell>
        </table:table-row>
        <table:table-row table:style-name="ro8">
          <table:covered-table-cell/>
          <table:table-cell office:value-type="string" calcext:value-type="string">
            <text:p>Go</text:p>
          </table:table-cell>
          <table:table-cell office:value-type="string" calcext:value-type="string">
            <text:p>package main</text:p>
            <text:p/>
            <text:p>import "fmt"</text:p>
            <text:p/>
            <text:p>func main() {</text:p>
            <text:p>  fmt.Printf("Hello world\n")</text:p>
            <text:p>}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DomainSpecific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echo ‘Hello World’</text:p>
          </table:table-cell>
        </table:table-row>
        <table:table-row table:style-name="ro9">
          <table:covered-table-cell office:value-type="string" calcext:value-type="string">
            <text:p>DomainSpecific</text:p>
          </table:covered-table-cell>
          <table:table-cell office:value-type="string" calcext:value-type="string">
            <text:p>SQL</text:p>
          </table:table-cell>
          <table:table-cell office:value-type="string" calcext:value-type="string">
            <text:p>create table T(id int primary key);</text:p>
            <text:p>insert into T values(0),(1),(2);</text:p>
            <text:p>select * from T where id=0;</text:p>
          </table:table-cell>
        </table:table-row>
        <table:table-row table:style-name="ro10">
          <table:table-cell table:style-name="ce7" office:value-type="string" calcext:value-type="string" table:number-columns-spanned="1" table:number-rows-spanned="2">
            <text:p>Markup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&lt;!doctype html&gt;</text:p>
            <text:p>&lt;html&gt;</text:p>
            <text:p>&lt;head&gt;</text:p>
            <text:p>  &lt;meta charset="utf-8"&gt;</text:p>
            <text:p>  &lt;title&gt;&lt;/title&gt;</text:p>
            <text:p>  &lt;link rel="stylesheet" href="css/main.css"&gt;</text:p>
            <text:p>  &lt;script src="js/main.js"&gt;&lt;/script&gt;</text:p>
            <text:p>&lt;/head&gt;</text:p>
            <text:p>&lt;body&gt;</text:p>
            <text:p>&lt;/body&gt;</text:p>
            <text:p>&lt;/html&gt;</text:p>
          </table:table-cell>
        </table:table-row>
        <table:table-row table:style-name="ro1">
          <table:covered-table-cell/>
          <table:table-cell office:value-type="string" calcext:value-type="string">
            <text:p>Markdown</text:p>
          </table:table-cell>
          <table:table-cell office:value-type="string" calcext:value-type="string">
            <text:p># Hello world</text:p>
          </table:table-cell>
        </table:table-row>
      </table:table>
      <table:named-expressions>
        <table:named-expression table:name="Codes" table:base-cell-address="$codes.$C$2" table:expression="OFFSET([$codes.$C$2];0;0;COUNTA([$codes.$C$1:$codes.$C$1048576]))"/>
        <table:named-expression table:name="LanguageCode" table:base-cell-address="$codes.$B$2" table:expression="OFFSET([$codes.$B$2];0;0;COUNTA([$codes.$B$1:$codes.$B$1048576]);2)"/>
        <table:named-expression table:name="Languages" table:base-cell-address="$maker.$C$2" table:expression="OFFSET([$codes.$B$2];0;0;COUNTA([$codes.$B$1:$codes.$B$1048576]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0:15:07.092091941</meta:creation-date>
    <meta:generator>LibreOffice/6.1.5.2$Linux_ARM_EABI LibreOffice_project/10$Build-2</meta:generator>
    <dc:date>2020-10-15T11:20:23.203860994</dc:date>
    <meta:editing-duration>PT25M12S</meta:editing-duration>
    <meta:editing-cycles>1</meta:editing-cycles>
    <meta:document-statistic meta:table-count="2" meta:cell-count="41" meta:object-count="0"/>
  </office:meta>
</office:document-meta>
</file>